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eb4e" officeooo:paragraph-rsid="0018eb4e" style:font-weight-asian="bold" style:font-weight-complex="bold"/>
    </style:style>
    <style:style style:name="P2" style:family="paragraph" style:parent-style-name="Standard">
      <style:text-properties fo:font-weight="normal" officeooo:rsid="0018eb4e" officeooo:paragraph-rsid="0018eb4e" style:font-weight-asian="normal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5" style:family="paragraph" style:parent-style-name="Standard">
      <style:text-properties style:text-underline-style="none" fo:font-weight="normal" officeooo:rsid="0018eb4e" officeooo:paragraph-rsid="0018eb4e" style:font-weight-asian="normal" style:font-weight-complex="normal"/>
    </style:style>
    <style:style style:name="P6" style:family="paragraph" style:parent-style-name="Standard">
      <style:text-properties fo:font-weight="bold" officeooo:rsid="0018eb4e" officeooo:paragraph-rsid="0018eb4e" style:font-weight-asian="bold" style:font-weight-complex="bold"/>
    </style:style>
    <style:style style:name="P7" style:family="paragraph" style:parent-style-name="Standard">
      <style:text-properties fo:font-weight="bold" officeooo:rsid="001c1d4b" officeooo:paragraph-rsid="001c1d4b" style:font-weight-asian="bold" style:font-weight-complex="bold"/>
    </style:style>
    <style:style style:name="P8" style:family="paragraph" style:parent-style-name="Standard">
      <style:text-properties fo:font-weight="normal" officeooo:rsid="0018eb4e" officeooo:paragraph-rsid="0018eb4e" style:font-weight-asian="normal" style:font-weight-complex="normal"/>
    </style:style>
    <style:style style:name="P9" style:family="paragraph" style:parent-style-name="Standard">
      <style:text-properties fo:font-weight="normal" officeooo:rsid="001a9a0b" officeooo:paragraph-rsid="001a9a0b" style:font-weight-asian="normal" style:font-weight-complex="normal"/>
    </style:style>
    <style:style style:name="P10" style:family="paragraph" style:parent-style-name="Standard">
      <style:text-properties fo:font-weight="normal" officeooo:rsid="001da350" officeooo:paragraph-rsid="001da350" style:font-weight-asian="normal" style:font-weight-complex="normal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1a9a0b" officeooo:paragraph-rsid="001a9a0b" style:font-weight-asian="normal" style:font-weight-complex="normal"/>
    </style:style>
    <style:style style:name="T1" style:family="text">
      <style:text-properties officeooo:rsid="001a9a0b"/>
    </style:style>
    <style:style style:name="T2" style:family="text">
      <style:text-properties fo:font-weight="normal" officeooo:rsid="001a9a0b" style:font-weight-asian="normal" style:font-weight-complex="normal"/>
    </style:style>
    <style:style style:name="T3" style:family="text">
      <style:text-properties officeooo:rsid="001c1d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tivation:</text:p>
      <text:p text:style-name="P3">-communicate securely in unsave environment( eavesdroppers etc)</text:p>
      <text:p text:style-name="P3">-Beweis des Wissens von einem Geheimnis ohne selbiges preisgeben zu müssen</text:p>
      <text:p text:style-name="P4">- Ali Babas Höhle</text:p>
      <text:p text:style-name="P4">Höhle mit Rundgang, magische Tür in der mitte</text:p>
      <text:p text:style-name="P4">Alice will beweisen das geheime Wort zu kennen ohne dass Bob es erfährt</text:p>
      <text:p text:style-name="P4"><text:s text:c="8"/>-&gt; Alice geht in einen Gang ohne dass Bob es sieht, Bob geht in die Kammer, schreit aus welchem sie hinauskommen soll</text:p>
      <text:p text:style-name="P4"><text:s text:c="8"/>Nache mehreren Durchläufen 1-0.5^n Wkt dass Alice das Wort kennt</text:p>
      <text:p text:style-name="P4"><text:s text:c="8"/></text:p>
      <text:p text:style-name="P4"><text:s text:c="8"/>Videoaufzeichnung:</text:p>
      <text:p text:style-name="P3"><text:s text:c="8"/>Nicht verifizierbar, da sich Bob und MAlice absprechen könnten oder fälschen könnten </text:p>
      <text:p text:style-name="P3">-&gt; Wenn ein gefälschtes Video ohne kenntniss des Geheimnis erstellt werden kann, dann kann auch das Geheimnis ohne preisgabe der Information bewiesen werden</text:p>
      <text:p text:style-name="P4">--1-Bit antwort eines vertrauenswürdigen Orakels?</text:p>
      <text:p text:style-name="P3">S.4</text:p>
      <text:p text:style-name="P1">Commitment-Verfahren</text:p>
      <text:p text:style-name="P1">-<text:span text:style-name="T2">Eigenschaften:</text:span></text:p>
      <text:p text:style-name="P1"><text:span text:style-name="T2"><text:tab/>Eindeutigkeit: m nach commit stage unveränderlich</text:span></text:p>
      <text:p text:style-name="P1"><text:span text:style-name="T2"><text:tab/>Geheimhaltung: Empfänger erfährt vor Öffnungsphase nichts von m</text:span></text:p>
      <text:p text:style-name="P1"><text:span text:style-name="T2"/></text:p>
      <text:p text:style-name="P2">-Phase 1 Festlegungsphase/commit stage</text:p>
      <text:p text:style-name="P2"><text:tab/>Sender legt sich auf Wert m fest, so dass er nicht mehr verändert werden kann</text:p>
      <text:p text:style-name="P5"><text:tab/>Empfänger hat keine Möglichkeit m zu erfahren</text:p>
      <text:p text:style-name="P5"><text:tab/>Nachricht wird an Empfänger übertragen</text:p>
      <text:p text:style-name="P5"/>
      <text:p text:style-name="P2"/>
      <text:p text:style-name="P2">-Phase 2 Öffnungsphase/opening stage</text:p>
      <text:p text:style-name="P2"><text:tab/><text:span text:style-name="T1">Empfänger wird m bekannt gegeben</text:span></text:p>
      <text:p text:style-name="P2"><text:tab/><text:span text:style-name="T1">Sender konnte durch commitment m nicht mehr ändern</text:span></text:p>
      <text:p text:style-name="P2"/>
      <text:p text:style-name="P9">-Digital:</text:p>
      <text:p text:style-name="P9"><text:tab/>Commitment:</text:p>
      <text:p text:style-name="P9"><text:tab/><text:tab/>m wird als Ergebnis c einer Einwegfunktion übertragen</text:p>
      <text:p text:style-name="P9"><text:tab/><text:tab/>c=f(m)</text:p>
      <text:p text:style-name="P9"><text:tab/>Opening:</text:p>
      <text:p text:style-name="P9"><text:tab/><text:tab/>m wird übertragen, f ist bekannt oder wird ebenfalls übertragen</text:p>
      <text:p text:style-name="P9"><text:tab/></text:p>
      <text:p text:style-name="P9"><text:tab/>Durch Kollisionsresistenz von Hash-funktionen ist m‘ != m <text:s/>mit f(m‘)=f(m) nicht <text:span text:style-name="T3">in <text:tab/>polynomieller Zeit findbar</text:span></text:p>
      <text:p text:style-name="P9"><text:tab/></text:p>
      <text:p text:style-name="P11"><text:tab/><text:span text:style-name="T3">Eine Invertierende Funktion f^(⁻1) ist ebenfalls nicht effizient berechenbar</text:span></text:p>
      <text:p text:style-name="P9"/>
      <text:p text:style-name="P7">Beweissysteme</text:p>
      <text:p text:style-name="P9"/>
      <text:p text:style-name="P9"/>
      <text:p text:style-name="P10"/>
      <text:p text:style-name="P9"/>
      <text:p text:style-name="P9"><text:tab/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11:35.789848868</meta:creation-date>
    <dc:date>2019-04-12T14:09:18.434200909</dc:date>
    <meta:editing-duration>PT4H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30" meta:character-count="1645" meta:non-whitespace-character-count="1386"/>
  </office:meta>
</office:document-meta>
</file>